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cf0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macros created by Attacker!</text:p>
      <text:p text:style-name="Standard"/>
      <text:p text:style-name="Standard"><text:span text:style-name="T1">Macros</text:span> <text:span text:style-name="T1">were</text:span> signed by Attacker using a self-signed 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3:04:28.695000000</meta:creation-date>
    <dc:date>2021-01-26T13:06:47.886000000</dc:date>
    <meta:editing-duration>PT2M1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2" meta:non-whitespace-character-count="10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4e00ad00b30050002d0097004200f6009f00760072000a001700250008002d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2600ea00120095002800dc0048004000a4006b0043005b00040054003e003c">
        <DigestMethod Algorithm="http://www.w3.org/2001/04/xmlenc#sha256"/>
        <DigestValue>p3IEhY9wgDbNffqsb0vm7UwtlRBbbQRynpJVQr0bjlY=</DigestValue>
      </Reference>
      <Reference URI="#idSignedProperties" Type="http://uri.etsi.org/01903#SignedProperties">
        <DigestMethod Algorithm="http://www.w3.org/2001/04/xmlenc#sha256"/>
        <DigestValue>c5mMIjawhHHzFAivDBPfUU0CZw/6962VEh7rbtNraxo=</DigestValue>
      </Reference>
    </SignedInfo>
    <SignatureValue>GpLoN9uR/VRv/Q/Pizzl1g1xYXRHdiB+Co58ei3L520e5lVQtsiZc0BWTK+DeYqI
/aGrvApQ3CWH4TXIllg8VYlOz9V1sh9luHklPTrGzljA8vmfJIvGTjIJiLd8AQVP
+iK28Bp2AMIz0P/B5zttRK5MnhqIbUSeA+H+I5gFiQg3WvBelbXt361L0D9pPPfM
ZZi2RYWvvcPeUjQB9JsMMtDMR5379w56T2paTjqL/JNwdZPv1TcOnHOiu2xeRhVT
m/JICjJ9zObrNmLMX5tGUwEpM0lmDfcg79NGK1Cgh3MqXS5N5x9PAv4EQsvhCO//
3yG+dmX0U258aTA7vmofs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2600ea00120095002800dc0048004000a4006b0043005b00040054003e003c" Target="#ID_004e00ad00b30050002d0097004200f6009f00760072000a001700250008002d">
          <dc:date xmlns:dc="http://purl.org/dc/elements/1.1/">2021-01-26T13:06:56.861000000</dc:date>
        </SignatureProperty>
      </SignatureProperties>
    </Object>
    <Object xmlns:xd="http://uri.etsi.org/01903/v1.3.2#">
      <xd:QualifyingProperties Target="#ID_004e00ad00b30050002d0097004200f6009f00760072000a001700250008002d">
        <xd:SignedProperties Id="idSignedProperties">
          <xd:SignedSignatureProperties>
            <xd:SigningTime>2021-01-26T13:06:56.86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